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ESTS RUN AT $2015-10-18T20:18:40.332+00:00$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6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116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ubscriptAndSliceTests.rsc|: 8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3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8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41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104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22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3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Lookahead.rsc|: 0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ookaheadTests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590,133,&lt;169,0&gt;,&lt;172,27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349,240,&lt;161,0&gt;,&lt;168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440,84,&lt;1477,0&gt;,&lt;1477,84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6184,125,&lt;313,0&gt;,&lt;317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aps.rsc|(3021,173,&lt;88,0&gt;,&lt;93,34&gt;): FALSE Unexpected argument type for INIT: class org.eclipse.imp.pdb.facts.impl.primitive.BoolValue$1, true; function: notequal3(([]:true,[[],[]]:false), ([]:false,[[],[]]:true), null); instruction: CREATEDYN 0test fails for arguments: ([]:true,[[],[]]:false) ([]:false,[[],[]]:true)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atching.rsc|(3217,54,&lt;133,0&gt;,&lt;133,54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3282,110,&lt;353,0&gt;,&lt;354,86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143 tests executed; 24 failed; 0 ignored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13">
          <table:table-cell table:style-name="ce2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53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2" office:value-type="string" calcext:value-type="string">
            <text:p>TESTS RUN AT $2015-10-18T21:05:04.795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AssignmentTest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PatternTests1.rsc|: 116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PatternTests2.rsc|: 46 tests executed; 3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SubscriptAndSliceTests.rsc|: 8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SyntaxTests2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SyntaxTests3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InterpolationTests.rsc|: 3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: 11 tests executed; 8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PatternTests.rsc|: 34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PatternDescendantTests.rsc|: 2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StatementTests.rsc|: 103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Equality.rsc|: 6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IsDefined.rsc|: 10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Matching.rsc|: 2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Memoization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SolvedIssue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Tuples.rsc|: 3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grammar/Lookahead.rsc|: 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grammar/tests/Lookahead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PatternTests1.rsc|(7590,133,&lt;169,0&gt;,&lt;172,2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PatternTests1.rsc|(7349,240,&lt;161,0&gt;,&lt;168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PatternTests2.rsc|(5009,126,&lt;112,0&gt;,&lt;113,22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PatternTests2.rsc|(4619,171,&lt;101,0&gt;,&lt;102,5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PatternTests2.rsc|(4261,151,&lt;90,0&gt;,&lt;91,3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PatternTests.rsc|(33440,84,&lt;1477,0&gt;,&lt;1477,8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StatementTests.rsc|(4649,317,&lt;145,0&gt;,&lt;159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IsDefined.rsc|(6184,125,&lt;313,0&gt;,&lt;317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basic/Matching.rsc|(3217,54,&lt;133,0&gt;,&lt;133,5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lang/csv/CSVIOTests.rsc|(1892,85,&lt;65,0&gt;,&lt;65,85&gt;): FALSE "inferred types"test fails for arguments: {&lt;"","",-257562115,true,0.46159477186969167&gt;,&lt;"픸Ēǀ","1e8",0,true,0.4856124052510954&gt;,&lt;"M\a02\&gt;","bQ@",-1487713533,false,-0.3412686117171483&gt;,&lt;"","",0,false,-0.1581121065279658&gt;}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library/lang/csv/CSVIOTests.rsc|(1839,51,&lt;63,0&gt;,&lt;63,51&gt;): FALSE "inferred types"test fails for arguments: {&lt;"𡃧𒋂𒑁",1244276231r1020057938&gt;,&lt;"33E9",-429857638&gt;}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AllStaticIssues.rsc|(13282,110,&lt;353,0&gt;,&lt;354,86&gt;): FALSE "{}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TEST SUMMARY: 4984 tests executed; 29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functionality/VisitTests.rsc|: {error("Unexpected exception EXCEPTION in translateFunctionDeclaration, compiling visit14: Pattern 2 cannot be translated",|std:///lang/rascal/tests/functionality/VisitTests.rsc|(0,22043,&lt;1,0&gt;,&lt;761,112&gt;))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ecuting: 610270 ms</text:p>
          </table:table-cell>
          <table:table-cell table:number-columns-repeated="1023"/>
        </table:table-row>
        <table:table-row table:style-name="ro1" table:number-rows-repeated="32">
          <table:table-cell table:style-name="ce3"/>
          <table:table-cell table:number-columns-repeated="1023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5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00:45:19.3169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0-18T23:16:51.117041000</dc:date>
    <meta:editing-duration>P83DT6H46M30S</meta:editing-duration>
    <meta:editing-cycles>259</meta:editing-cycles>
    <meta:generator>LibreOffice/5.0.2.2$MacOSX_X86_64 LibreOffice_project/37b43f919e4de5eeaca9b9755ed688758a8251fe</meta:generator>
    <meta:document-statistic meta:table-count="4" meta:cell-count="473" meta:object-count="0"/>
  </office:meta>
</office:document-meta>
</file>